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428in" svg:height="4.8106in" svg:x="1.8213in" svg:y="3.2209in">
            <draw:object draw:notify-on-update-of-ranges="Sheet1.A2:Sheet1.A66 Sheet1.B1:Sheet1.B1 Sheet1.B2:Sheet1.B6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4823in" svg:height="4.6016in" svg:x="1.8213in" svg:y="14.9547in">
            <draw:object draw:notify-on-update-of-ranges="Sheet1.A70:Sheet1.A134 Sheet1.B69:Sheet1.B69 Sheet1.B70:Sheet1.B1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0.4929in" svg:height="4.8839in" svg:x="1.8213in" svg:y="23.3319in">
            <draw:object draw:notify-on-update-of-ranges="Sheet1.A137:Sheet1.A201 Sheet1.B136:Sheet1.B136 Sheet1.B137:Sheet1.B20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0.5295in" svg:height="5.3575in" svg:x="1.8173in" svg:y="34.048in">
            <draw:object draw:notify-on-update-of-ranges="Sheet1.A204:Sheet1.A268 Sheet1.B203:Sheet1.B203 Sheet1.B204:Sheet1.B26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0.8114in" svg:height="5.5031in" svg:x="1.8173in" svg:y="40.0728in">
            <draw:object draw:notify-on-update-of-ranges="Sheet1.A204:Sheet1.A268 Sheet1.B1:Sheet1.B1 Sheet1.B2:Sheet1.B66 Sheet1.B69:Sheet1.B69 Sheet1.B70:Sheet1.B134 Sheet1.B136:Sheet1.B136 Sheet1.B137:Sheet1.B201 Sheet1.B203:Sheet1.B203 Sheet1.B204:Sheet1.B26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Munge 8</text:p>
          </table:table-cell>
          <table:table-cell office:value-type="string">
            <text:p>Munge 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.49">
            <text:p>1.4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.51">
            <text:p>1.5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.47">
            <text:p>1.4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.46">
            <text:p>1.4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.46">
            <text:p>1.46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.46">
            <text:p>1.46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.47">
            <text:p>1.4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.47">
            <text:p>1.4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.46">
            <text:p>1.46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.46">
            <text:p>1.46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.45">
            <text:p>1.45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1">
          <table:table-cell office:value-type="string">
            <text:p>Munge 16</text:p>
          </table:table-cell>
          <table:table-cell office:value-type="string">
            <text:p>Munge 1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.45">
            <text:p>1.4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.43">
            <text:p>1.43</text:p>
          </table:table-cell>
        </table:table-row>
        <table:table-row table:style-name="ro3">
          <table:table-cell table:number-columns-repeated="2"/>
        </table:table-row>
        <table:table-row table:style-name="ro1">
          <table:table-cell office:value-type="string">
            <text:p>Munge 32</text:p>
          </table:table-cell>
          <table:table-cell office:value-type="string">
            <text:p>Munge 3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.44">
            <text:p>1.44</text:p>
          </table:table-cell>
        </table:table-row>
        <table:table-row table:style-name="ro3">
          <table:table-cell table:number-columns-repeated="2"/>
        </table:table-row>
        <table:table-row table:style-name="ro1">
          <table:table-cell office:value-type="string">
            <text:p>Munge 64</text:p>
          </table:table-cell>
          <table:table-cell office:value-type="string">
            <text:p>Munge 6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office:value-type="float" office:value="4.28">
            <text:p>4.2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47">
            <text:p>4.4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.43">
            <text:p>4.4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.43">
            <text:p>4.4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21">
            <text:p>4.2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32">
            <text:p>4.3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.32">
            <text:p>4.3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.35">
            <text:p>4.3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.21">
            <text:p>4.2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.43">
            <text:p>4.4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43">
            <text:p>4.4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.43">
            <text:p>4.4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.21">
            <text:p>4.2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.32">
            <text:p>4.3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.32">
            <text:p>4.3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.32">
            <text:p>4.3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.21">
            <text:p>4.2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.43">
            <text:p>4.4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.43">
            <text:p>4.4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.43">
            <text:p>4.4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.21">
            <text:p>4.2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.32">
            <text:p>4.3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.32">
            <text:p>4.3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.32">
            <text:p>4.3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.21">
            <text:p>4.2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.43">
            <text:p>4.4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.43">
            <text:p>4.4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.43">
            <text:p>4.4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.21">
            <text:p>4.21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.32">
            <text:p>4.3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.32">
            <text:p>4.32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4.32">
            <text:p>4.3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.21">
            <text:p>4.2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.43">
            <text:p>4.4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.43">
            <text:p>4.4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.43">
            <text:p>4.4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.21">
            <text:p>4.2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.39">
            <text:p>4.3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.35">
            <text:p>4.3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.33">
            <text:p>4.3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.23">
            <text:p>4.23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.48">
            <text:p>4.48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.44">
            <text:p>4.44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.22">
            <text:p>4.22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.33">
            <text:p>4.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.4">
            <text:p>4.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.4">
            <text:p>4.4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.27">
            <text:p>4.2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.45">
            <text:p>4.4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.48">
            <text:p>4.48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.23">
            <text:p>4.2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.38">
            <text:p>4.3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.37">
            <text:p>4.37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.37">
            <text:p>4.3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.28">
            <text:p>4.28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.52">
            <text:p>4.5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.51">
            <text:p>4.51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.21">
            <text:p>4.2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4.32">
            <text:p>4.32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4.32">
            <text:p>4.32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.32">
            <text:p>4.32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.21">
            <text:p>4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0000-00-00T19:33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5-05-11T19:05:04</meta:creation-date>
    <dc:date>2015-05-11T19:41:08</dc:date>
    <meta:editing-duration>P0D</meta:editing-duration>
    <meta:editing-cycles>2</meta:editing-cycles>
    <meta:generator>LibreOffice/3.6$Linux_x86 LibreOffice_project/360m1$Build-304</meta:generator>
    <meta:document-statistic meta:table-count="1" meta:cell-count="52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88cm" svg:height="12.22cm" xlink:href=".." xlink:type="simple" chart:class="chart:bar" chart:style-name="ch1">
        <chart:title svg:x="12.314cm" svg:y="0.209cm" chart:style-name="ch2">
          <text:p>Munge 8</text:p>
        </chart:title>
        <chart:plot-area chart:style-name="ch3" table:cell-range-address="Sheet1.A1:Sheet1.B66" chart:data-source-has-labels="both" svg:x="1.169cm" svg:y="1.207cm" svg:width="25.003cm" svg:height="9.959cm">
          <chartooo:coordinate-region svg:x="2.081cm" svg:y="1.406cm" svg:width="24.089cm" svg:height="8.715cm"/>
          <chart:axis chart:dimension="x" chart:name="primary-x" chart:style-name="ch4" chartooo:axis-type="auto">
            <chartooo:date-scale/>
            <chart:title svg:x="12.885cm" svg:y="11.239cm" chart:style-name="ch5">
              <text:p>Alignment</text:p>
            </chart:title>
            <chart:categories table:cell-range-address="Sheet1.A2:Sheet1.A66"/>
          </chart:axis>
          <chart:axis chart:dimension="y" chart:name="primary-y" chart:style-name="ch6">
            <chart:title svg:x="0.451cm" svg:y="6.6cm" chart:style-name="ch7">
              <text:p>Time</text:p>
            </chart:title>
            <chart:grid chart:style-name="ch8" chart:class="major"/>
          </chart:axis>
          <chart:series chart:style-name="ch9" chart:values-cell-range-address="Sheet1.B2:Sheet1.B66" chart:label-cell-address="Sheet1.B1:Sheet1.B1" chart:class="chart:bar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nge 8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66</svg:desc>
                </draw:g>
              </table:table-cell>
              <table:table-cell office:value-type="float" office:value="1.43">
                <text:p>1.43</text:p>
                <draw:g>
                  <svg:desc>Sheet1.B2:Sheet1.B6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45">
                <text:p>1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 LibreOffice_project/360m1$Build-30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626cm" svg:height="11.689cm" xlink:href=".." xlink:type="simple" chart:class="chart:bar" chart:style-name="ch1">
        <chart:title svg:x="12.264cm" svg:y="0.206cm" chart:style-name="ch2">
          <text:p>Munge 16</text:p>
        </chart:title>
        <chart:plot-area chart:style-name="ch3" table:cell-range-address="Sheet1.A69:Sheet1.B134" chart:data-source-has-labels="both" svg:x="1.17cm" svg:y="1.195cm" svg:width="25.138cm" svg:height="9.443cm">
          <chartooo:coordinate-region svg:x="2.268cm" svg:y="1.394cm" svg:width="24.037cm" svg:height="8.199cm"/>
          <chart:axis chart:dimension="x" chart:name="primary-x" chart:style-name="ch4" chartooo:axis-type="auto">
            <chartooo:date-scale/>
            <chart:title svg:x="12.954cm" svg:y="10.708cm" chart:style-name="ch5">
              <text:p>Alignment</text:p>
            </chart:title>
            <chart:categories table:cell-range-address="Sheet1.A70:Sheet1.A134"/>
          </chart:axis>
          <chart:axis chart:dimension="y" chart:name="primary-y" chart:style-name="ch6">
            <chart:title svg:x="0.451cm" svg:y="6.33cm" chart:style-name="ch7">
              <text:p>Time</text:p>
            </chart:title>
            <chart:grid chart:style-name="ch8" chart:class="major"/>
          </chart:axis>
          <chart:series chart:style-name="ch9" chart:values-cell-range-address="Sheet1.B70:Sheet1.B134" chart:label-cell-address="Sheet1.B69:Sheet1.B69" chart:class="chart:bar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nge 16</text:p>
                <draw:g>
                  <svg:desc>Sheet1.B69:Sheet1.B6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70:Sheet1.A134</svg:desc>
                </draw:g>
              </table:table-cell>
              <table:table-cell office:value-type="float" office:value="1.44">
                <text:p>1.44</text:p>
                <draw:g>
                  <svg:desc>Sheet1.B70:Sheet1.B13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43">
                <text:p>1.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 LibreOffice_project/360m1$Build-30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653cm" svg:height="12.406cm" xlink:href=".." xlink:type="simple" chart:class="chart:bar" chart:style-name="ch1">
        <chart:title svg:x="12.277cm" svg:y="0.21cm" chart:style-name="ch2">
          <text:p>Munge 32</text:p>
        </chart:title>
        <chart:plot-area chart:style-name="ch3" table:cell-range-address="Sheet1.A136:Sheet1.B201" chart:data-source-has-labels="both" svg:x="1.17cm" svg:y="1.211cm" svg:width="25.165cm" svg:height="10.14cm">
          <chartooo:coordinate-region svg:x="2.082cm" svg:y="1.41cm" svg:width="24.252cm" svg:height="8.896cm"/>
          <chart:axis chart:dimension="x" chart:name="primary-x" chart:style-name="ch4" chartooo:axis-type="auto">
            <chartooo:date-scale/>
            <chart:title svg:x="12.967cm" svg:y="11.425cm" chart:style-name="ch5">
              <text:p>Alignment</text:p>
            </chart:title>
            <chart:categories table:cell-range-address="Sheet1.A137:Sheet1.A201"/>
          </chart:axis>
          <chart:axis chart:dimension="y" chart:name="primary-y" chart:style-name="ch6">
            <chart:title svg:x="0.451cm" svg:y="6.695cm" chart:style-name="ch7">
              <text:p>Time</text:p>
            </chart:title>
            <chart:grid chart:style-name="ch8" chart:class="major"/>
          </chart:axis>
          <chart:series chart:style-name="ch9" chart:values-cell-range-address="Sheet1.B137:Sheet1.B201" chart:label-cell-address="Sheet1.B136:Sheet1.B136" chart:class="chart:bar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nge 32</text:p>
                <draw:g>
                  <svg:desc>Sheet1.B136:Sheet1.B13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37:Sheet1.A201</svg:desc>
                </draw:g>
              </table:table-cell>
              <table:table-cell office:value-type="float" office:value="1.46">
                <text:p>1.46</text:p>
                <draw:g>
                  <svg:desc>Sheet1.B137:Sheet1.B2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44">
                <text:p>1.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 LibreOffice_project/360m1$Build-30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46cm" svg:height="13.609cm" xlink:href=".." xlink:type="simple" chart:class="chart:bar" chart:style-name="ch1">
        <chart:title svg:x="12.324cm" svg:y="0.217cm" chart:style-name="ch2">
          <text:p>Munge 64</text:p>
        </chart:title>
        <chart:plot-area chart:style-name="ch3" table:cell-range-address="Sheet1.A203:Sheet1.B268" chart:data-source-has-labels="both" svg:x="1.171cm" svg:y="1.239cm" svg:width="25.255cm" svg:height="11.308cm">
          <chartooo:coordinate-region svg:x="2.083cm" svg:y="1.438cm" svg:width="24.343cm" svg:height="10.064cm"/>
          <chart:axis chart:dimension="x" chart:name="primary-x" chart:style-name="ch4" chartooo:axis-type="auto">
            <chartooo:date-scale/>
            <chart:title svg:x="13.013cm" svg:y="12.628cm" chart:style-name="ch5">
              <text:p>Alignment</text:p>
            </chart:title>
            <chart:categories table:cell-range-address="Sheet1.A204:Sheet1.A268"/>
          </chart:axis>
          <chart:axis chart:dimension="y" chart:name="primary-y" chart:style-name="ch6">
            <chart:title svg:x="0.451cm" svg:y="7.307cm" chart:style-name="ch7">
              <text:p>Time</text:p>
            </chart:title>
            <chart:grid chart:style-name="ch8" chart:class="major"/>
          </chart:axis>
          <chart:series chart:style-name="ch9" chart:values-cell-range-address="Sheet1.B204:Sheet1.B268" chart:label-cell-address="Sheet1.B203:Sheet1.B203" chart:class="chart:bar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nge 64</text:p>
                <draw:g>
                  <svg:desc>Sheet1.B203:Sheet1.B20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04:Sheet1.A268</svg:desc>
                </draw:g>
              </table:table-cell>
              <table:table-cell office:value-type="float" office:value="4.28">
                <text:p>4.28</text:p>
                <draw:g>
                  <svg:desc>Sheet1.B204:Sheet1.B26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21">
                <text:p>4.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 LibreOffice_project/360m1$Build-30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462cm" svg:height="13.979cm" xlink:href=".." xlink:type="simple" chart:class="chart:bar" chart:style-name="ch1">
        <chart:title svg:x="12.986cm" svg:y="0.219cm" chart:style-name="ch2">
          <text:p>Munge</text:p>
        </chart:title>
        <chart:legend chart:legend-position="end" svg:x="25.199cm" svg:y="5.943cm" style:legend-expansion="high" chart:style-name="ch3"/>
        <chart:plot-area chart:style-name="ch4" table:cell-range-address="Sheet1.A204:Sheet1.B268 Sheet1.B1:Sheet1.B66 Sheet1.B69:Sheet1.B134 Sheet1.B136:Sheet1.B201 Sheet1.B203:Sheet1.B203" chart:data-source-has-labels="both" svg:x="1.175cm" svg:y="1.247cm" svg:width="23.696cm" svg:height="11.668cm">
          <chartooo:coordinate-region svg:x="1.902cm" svg:y="1.446cm" svg:width="22.958cm" svg:height="10.424cm"/>
          <chart:axis chart:dimension="x" chart:name="primary-x" chart:style-name="ch5" chartooo:axis-type="auto">
            <chartooo:date-scale/>
            <chart:title svg:x="12.238cm" svg:y="12.998cm" chart:style-name="ch6">
              <text:p>Alignment</text:p>
            </chart:title>
            <chart:categories table:cell-range-address="Sheet1.A204:Sheet1.A268"/>
          </chart:axis>
          <chart:axis chart:dimension="y" chart:name="primary-y" chart:style-name="ch7">
            <chart:title svg:x="0.451cm" svg:y="7.495cm" chart:style-name="ch8">
              <text:p>Time</text:p>
            </chart:title>
            <chart:grid chart:style-name="ch9" chart:class="major"/>
          </chart:axis>
          <chart:series chart:style-name="ch10" chart:values-cell-range-address="Sheet1.B2:Sheet1.B66" chart:label-cell-address="Sheet1.B1:Sheet1.B1" chart:class="chart:bar">
            <chart:data-point chart:repeated="65"/>
          </chart:series>
          <chart:series chart:style-name="ch11" chart:values-cell-range-address="Sheet1.B70:Sheet1.B134" chart:label-cell-address="Sheet1.B69:Sheet1.B69" chart:class="chart:bar">
            <chart:data-point chart:repeated="65"/>
          </chart:series>
          <chart:series chart:style-name="ch12" chart:values-cell-range-address="Sheet1.B137:Sheet1.B201" chart:label-cell-address="Sheet1.B136:Sheet1.B136" chart:class="chart:bar">
            <chart:data-point chart:repeated="65"/>
          </chart:series>
          <chart:series chart:style-name="ch13" chart:values-cell-range-address="Sheet1.B204:Sheet1.B268" chart:label-cell-address="Sheet1.B203:Sheet1.B203" chart:class="chart:bar">
            <chart:data-point chart:repeated="6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nge 8</text:p>
                <draw:g>
                  <svg:desc>Sheet1.B1:Sheet1.B1</svg:desc>
                </draw:g>
              </table:table-cell>
              <table:table-cell office:value-type="string">
                <text:p>Munge 16</text:p>
                <draw:g>
                  <svg:desc>Sheet1.B69:Sheet1.B69</svg:desc>
                </draw:g>
              </table:table-cell>
              <table:table-cell office:value-type="string">
                <text:p>Munge 32</text:p>
                <draw:g>
                  <svg:desc>Sheet1.B136:Sheet1.B136</svg:desc>
                </draw:g>
              </table:table-cell>
              <table:table-cell office:value-type="string">
                <text:p>Munge 64</text:p>
                <draw:g>
                  <svg:desc>Sheet1.B203:Sheet1.B20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04:Sheet1.A268</svg:desc>
                </draw:g>
              </table:table-cell>
              <table:table-cell office:value-type="float" office:value="1.43">
                <text:p>1.43</text:p>
                <draw:g>
                  <svg:desc>Sheet1.B2:Sheet1.B66</svg:desc>
                </draw:g>
              </table:table-cell>
              <table:table-cell office:value-type="float" office:value="1.44">
                <text:p>1.44</text:p>
                <draw:g>
                  <svg:desc>Sheet1.B70:Sheet1.B134</svg:desc>
                </draw:g>
              </table:table-cell>
              <table:table-cell office:value-type="float" office:value="1.46">
                <text:p>1.46</text:p>
                <draw:g>
                  <svg:desc>Sheet1.B137:Sheet1.B201</svg:desc>
                </draw:g>
              </table:table-cell>
              <table:table-cell office:value-type="float" office:value="4.28">
                <text:p>4.28</text:p>
                <draw:g>
                  <svg:desc>Sheet1.B204:Sheet1.B26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43">
                <text:p>1.43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43">
                <text:p>1.43</text:p>
              </table:table-cell>
              <table:table-cell office:value-type="float" office:value="1.43">
                <text:p>1.43</text:p>
              </table:table-cell>
              <table:table-cell office:value-type="float" office:value="1.48">
                <text:p>1.48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45">
                <text:p>1.45</text:p>
              </table:table-cell>
              <table:table-cell office:value-type="float" office:value="1.43">
                <text:p>1.43</text:p>
              </table:table-cell>
              <table:table-cell office:value-type="float" office:value="1.44">
                <text:p>1.4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49">
                <text:p>1.49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51">
                <text:p>1.51</text:p>
              </table:table-cell>
              <table:table-cell office:value-type="float" office:value="1.43">
                <text:p>1.43</text:p>
              </table:table-cell>
              <table:table-cell office:value-type="float" office:value="1.48">
                <text:p>1.48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45">
                <text:p>1.45</text:p>
              </table:table-cell>
              <table:table-cell office:value-type="float" office:value="1.43">
                <text:p>1.43</text:p>
              </table:table-cell>
              <table:table-cell office:value-type="float" office:value="1.44">
                <text:p>1.4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4">
                <text:p>1.44</text:p>
              </table:table-cell>
              <table:table-cell office:value-type="float" office:value="1.43">
                <text:p>1.43</text:p>
              </table:table-cell>
              <table:table-cell office:value-type="float" office:value="1.48">
                <text:p>1.48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44">
                <text:p>1.44</text:p>
              </table:table-cell>
              <table:table-cell office:value-type="float" office:value="1.43">
                <text:p>1.43</text:p>
              </table:table-cell>
              <table:table-cell office:value-type="float" office:value="1.44">
                <text:p>1.4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45">
                <text:p>1.45</text:p>
              </table:table-cell>
              <table:table-cell office:value-type="float" office:value="1.43">
                <text:p>1.43</text:p>
              </table:table-cell>
              <table:table-cell office:value-type="float" office:value="1.48">
                <text:p>1.48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45">
                <text:p>1.45</text:p>
              </table:table-cell>
              <table:table-cell office:value-type="float" office:value="1.43">
                <text:p>1.43</text:p>
              </table:table-cell>
              <table:table-cell office:value-type="float" office:value="1.44">
                <text:p>1.4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45">
                <text:p>1.45</text:p>
              </table:table-cell>
              <table:table-cell office:value-type="float" office:value="1.43">
                <text:p>1.43</text:p>
              </table:table-cell>
              <table:table-cell office:value-type="float" office:value="1.48">
                <text:p>1.48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45">
                <text:p>1.45</text:p>
              </table:table-cell>
              <table:table-cell office:value-type="float" office:value="1.43">
                <text:p>1.43</text:p>
              </table:table-cell>
              <table:table-cell office:value-type="float" office:value="1.44">
                <text:p>1.4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45">
                <text:p>1.45</text:p>
              </table:table-cell>
              <table:table-cell office:value-type="float" office:value="1.43">
                <text:p>1.43</text:p>
              </table:table-cell>
              <table:table-cell office:value-type="float" office:value="1.48">
                <text:p>1.48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46">
                <text:p>1.46</text:p>
              </table:table-cell>
              <table:table-cell office:value-type="float" office:value="1.43">
                <text:p>1.43</text:p>
              </table:table-cell>
              <table:table-cell office:value-type="float" office:value="1.44">
                <text:p>1.4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.46">
                <text:p>1.46</text:p>
              </table:table-cell>
              <table:table-cell office:value-type="float" office:value="1.43">
                <text:p>1.43</text:p>
              </table:table-cell>
              <table:table-cell office:value-type="float" office:value="1.48">
                <text:p>1.48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1.43">
                <text:p>1.43</text:p>
              </table:table-cell>
              <table:table-cell office:value-type="float" office:value="1.44">
                <text:p>1.4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1.43">
                <text:p>1.43</text:p>
              </table:table-cell>
              <table:table-cell office:value-type="float" office:value="1.48">
                <text:p>1.48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43">
                <text:p>1.43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43">
                <text:p>1.43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.43">
                <text:p>1.43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43">
                <text:p>1.43</text:p>
              </table:table-cell>
              <table:table-cell office:value-type="float" office:value="1.43">
                <text:p>1.43</text:p>
              </table:table-cell>
              <table:table-cell office:value-type="float" office:value="1.48">
                <text:p>1.48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46">
                <text:p>1.46</text:p>
              </table:table-cell>
              <table:table-cell office:value-type="float" office:value="1.43">
                <text:p>1.43</text:p>
              </table:table-cell>
              <table:table-cell office:value-type="float" office:value="1.44">
                <text:p>1.4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.47">
                <text:p>1.47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47">
                <text:p>1.47</text:p>
              </table:table-cell>
              <table:table-cell office:value-type="float" office:value="1.43">
                <text:p>1.43</text:p>
              </table:table-cell>
              <table:table-cell office:value-type="float" office:value="1.48">
                <text:p>1.48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46">
                <text:p>1.46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48">
                <text:p>1.48</text:p>
              </table:table-cell>
              <table:table-cell office:value-type="float" office:value="1.43">
                <text:p>1.43</text:p>
              </table:table-cell>
              <table:table-cell office:value-type="float" office:value="1.44">
                <text:p>1.4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46">
                <text:p>1.46</text:p>
              </table:table-cell>
              <table:table-cell office:value-type="float" office:value="1.43">
                <text:p>1.43</text:p>
              </table:table-cell>
              <table:table-cell office:value-type="float" office:value="1.48">
                <text:p>1.4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45">
                <text:p>1.45</text:p>
              </table:table-cell>
              <table:table-cell office:value-type="float" office:value="1.43">
                <text:p>1.43</text:p>
              </table:table-cell>
              <table:table-cell office:value-type="float" office:value="1.44">
                <text:p>1.4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44">
                <text:p>1.44</text:p>
              </table:table-cell>
              <table:table-cell office:value-type="float" office:value="1.43">
                <text:p>1.43</text:p>
              </table:table-cell>
              <table:table-cell office:value-type="float" office:value="1.48">
                <text:p>1.4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44">
                <text:p>1.44</text:p>
              </table:table-cell>
              <table:table-cell office:value-type="float" office:value="1.43">
                <text:p>1.43</text:p>
              </table:table-cell>
              <table:table-cell office:value-type="float" office:value="1.44">
                <text:p>1.44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44">
                <text:p>1.44</text:p>
              </table:table-cell>
              <table:table-cell office:value-type="float" office:value="1.43">
                <text:p>1.43</text:p>
              </table:table-cell>
              <table:table-cell office:value-type="float" office:value="1.48">
                <text:p>1.48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44">
                <text:p>1.44</text:p>
              </table:table-cell>
              <table:table-cell office:value-type="float" office:value="1.43">
                <text:p>1.43</text:p>
              </table:table-cell>
              <table:table-cell office:value-type="float" office:value="1.44">
                <text:p>1.4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44">
                <text:p>1.44</text:p>
              </table:table-cell>
              <table:table-cell office:value-type="float" office:value="1.43">
                <text:p>1.43</text:p>
              </table:table-cell>
              <table:table-cell office:value-type="float" office:value="1.48">
                <text:p>1.48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44">
                <text:p>1.44</text:p>
              </table:table-cell>
              <table:table-cell office:value-type="float" office:value="1.43">
                <text:p>1.43</text:p>
              </table:table-cell>
              <table:table-cell office:value-type="float" office:value="1.44">
                <text:p>1.44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.44">
                <text:p>1.44</text:p>
              </table:table-cell>
              <table:table-cell office:value-type="float" office:value="1.43">
                <text:p>1.43</text:p>
              </table:table-cell>
              <table:table-cell office:value-type="float" office:value="1.48">
                <text:p>1.48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44">
                <text:p>1.44</text:p>
              </table:table-cell>
              <table:table-cell office:value-type="float" office:value="1.43">
                <text:p>1.43</text:p>
              </table:table-cell>
              <table:table-cell office:value-type="float" office:value="1.44">
                <text:p>1.4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.44">
                <text:p>1.44</text:p>
              </table:table-cell>
              <table:table-cell office:value-type="float" office:value="1.43">
                <text:p>1.43</text:p>
              </table:table-cell>
              <table:table-cell office:value-type="float" office:value="1.48">
                <text:p>1.48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.44">
                <text:p>1.44</text:p>
              </table:table-cell>
              <table:table-cell office:value-type="float" office:value="1.45">
                <text:p>1.45</text:p>
              </table:table-cell>
              <table:table-cell office:value-type="float" office:value="1.48">
                <text:p>1.48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45">
                <text:p>1.45</text:p>
              </table:table-cell>
              <table:table-cell office:value-type="float" office:value="1.43">
                <text:p>1.43</text:p>
              </table:table-cell>
              <table:table-cell office:value-type="float" office:value="1.44">
                <text:p>1.44</text:p>
              </table:table-cell>
              <table:table-cell office:value-type="float" office:value="4.21">
                <text:p>4.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 LibreOffice_project/360m1$Build-30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